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text:space-before="1.4791in" text:min-label-width="0.5in" text:list-level-position-and-space-mode="label-alignment">
          <style:list-level-label-alignment text:label-followed-by="listtab" fo:margin-left="1.9791in" fo:text-indent="-0.5in"/>
        </style:list-level-properties>
      </text:list-level-style-number>
      <text:list-level-style-number text:level="2" style:num-suffix="." style:num-format="a" style:num-letter-sync="true">
        <style:list-level-properties text:space-before="1.9791in" text:min-label-width="0.25in" text:list-level-position-and-space-mode="label-alignment">
          <style:list-level-label-alignment text:label-followed-by="listtab" fo:margin-left="2.2291in" fo:text-indent="-0.25in"/>
        </style:list-level-properties>
      </text:list-level-style-number>
      <text:list-level-style-number text:level="3" style:num-suffix="." style:num-format="i">
        <style:list-level-properties fo:text-align="end" text:space-before="2.6041in" text:min-label-width="0.125in" text:list-level-position-and-space-mode="label-alignment">
          <style:list-level-label-alignment text:label-followed-by="listtab" fo:margin-left="2.7291in" fo:text-indent="-0.125in"/>
        </style:list-level-properties>
      </text:list-level-style-number>
      <text:list-level-style-number text:level="4" style:num-suffix="." style:num-format="1">
        <style:list-level-properties text:space-before="2.9791in" text:min-label-width="0.25in" text:list-level-position-and-space-mode="label-alignment">
          <style:list-level-label-alignment text:label-followed-by="listtab" fo:margin-left="3.2291in" fo:text-indent="-0.25in"/>
        </style:list-level-properties>
      </text:list-level-style-number>
      <text:list-level-style-number text:level="5" style:num-suffix="." style:num-format="a" style:num-letter-sync="true">
        <style:list-level-properties text:space-before="3.4791in" text:min-label-width="0.25in" text:list-level-position-and-space-mode="label-alignment">
          <style:list-level-label-alignment text:label-followed-by="listtab" fo:margin-left="3.7291in" fo:text-indent="-0.25in"/>
        </style:list-level-properties>
      </text:list-level-style-number>
      <text:list-level-style-number text:level="6" style:num-suffix="." style:num-format="i">
        <style:list-level-properties fo:text-align="end" text:space-before="4.1041in" text:min-label-width="0.125in" text:list-level-position-and-space-mode="label-alignment">
          <style:list-level-label-alignment text:label-followed-by="listtab" fo:margin-left="4.2291in" fo:text-indent="-0.125in"/>
        </style:list-level-properties>
      </text:list-level-style-number>
      <text:list-level-style-number text:level="7" style:num-suffix="." style:num-format="1">
        <style:list-level-properties text:space-before="4.4791in" text:min-label-width="0.25in" text:list-level-position-and-space-mode="label-alignment">
          <style:list-level-label-alignment text:label-followed-by="listtab" fo:margin-left="4.7291in" fo:text-indent="-0.25in"/>
        </style:list-level-properties>
      </text:list-level-style-number>
      <text:list-level-style-number text:level="8" style:num-suffix="." style:num-format="a" style:num-letter-sync="true">
        <style:list-level-properties text:space-before="4.9791in" text:min-label-width="0.25in" text:list-level-position-and-space-mode="label-alignment">
          <style:list-level-label-alignment text:label-followed-by="listtab" fo:margin-left="5.2291in" fo:text-indent="-0.25in"/>
        </style:list-level-properties>
      </text:list-level-style-number>
      <text:list-level-style-number text:level="9" style:num-suffix="." style:num-format="i">
        <style:list-level-properties fo:text-align="end" text:space-before="5.6041in" text:min-label-width="0.125in" text:list-level-position-and-space-mode="label-alignment">
          <style:list-level-label-alignment text:label-followed-by="listtab" fo:margin-left="5.7291in" fo:text-indent="-0.125in"/>
        </style:list-level-properties>
      </text:list-level-style-number>
    </text:list-style>
    <style:style style:name="P1" style:parent-style-name="Normal" style:master-page-name="MP0" style:family="paragraph">
      <style:paragraph-properties fo:break-before="page"/>
    </style:style>
    <style:style style:name="TableColumn3" style:family="table-column">
      <style:table-column-properties style:column-width="6.0319in"/>
    </style:style>
    <style:style style:name="Table2" style:family="table">
      <style:table-properties style:width="6.0319in" fo:margin-left="0in" table:align="left"/>
    </style:style>
    <style:style style:name="TableRow4" style:family="table-row">
      <style:table-row-properties style:min-row-height="1.3312in"/>
    </style:style>
    <style:style style:name="TableCell5" style:family="table-cell">
      <style:table-cell-properties fo:border="0.0069in solid #000000" style:writing-mode="lr-tb" fo:padding-top="0in" fo:padding-left="0.075in" fo:padding-bottom="0in" fo:padding-right="0.075in"/>
    </style:style>
    <style:style style:name="P6" style:parent-style-name="Normal" style:family="paragraph">
      <style:paragraph-properties fo:margin-bottom="0in" fo:line-height="100%"/>
    </style:style>
    <style:style style:name="P7" style:parent-style-name="Normal" style:family="paragraph">
      <style:paragraph-properties fo:margin-bottom="0in" fo:line-height="100%"/>
    </style:style>
    <style:style style:name="P8" style:parent-style-name="Normal" style:family="paragraph">
      <style:paragraph-properties fo:margin-bottom="0in" fo:line-height="100%"/>
    </style:style>
    <style:style style:name="T9" style:parent-style-name="Policepardéfaut" style:family="text">
      <style:text-properties fo:font-weight="bold" style:font-weight-asian="bold" style:font-weight-complex="bold"/>
    </style:style>
    <style:style style:name="T1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1" style:parent-style-name="Normal" style:family="paragraph">
      <style:paragraph-properties fo:margin-bottom="0in" fo:line-height="100%"/>
    </style:style>
    <style:style style:name="P12" style:parent-style-name="Normal" style:family="paragraph">
      <style:paragraph-properties fo:margin-bottom="0in" fo:line-height="100%"/>
    </style:style>
    <style:style style:name="T13" style:parent-style-name="Policepardéfaut" style:family="text">
      <style:text-properties fo:font-style="italic" style:font-style-asian="italic" style:font-style-complex="italic"/>
    </style:style>
    <style:style style:name="T14" style:parent-style-name="Policepardéfaut" style:family="text">
      <style:text-properties fo:font-style="italic" style:font-style-asian="italic" style:font-style-complex="italic" fo:background-color="#000000" style:text-underline-type="single" style:text-underline-style="solid" style:text-underline-width="auto" style:text-underline-mode="continuous"/>
    </style:style>
    <style:style style:name="T15" style:parent-style-name="Policepardéfaut" style:family="text">
      <style:text-properties fo:font-style="italic" style:font-style-asian="italic" style:font-style-complex="italic" fo:color="#FFFFFF" fo:background-color="#000000" style:text-underline-type="single" style:text-underline-style="solid" style:text-underline-width="auto" style:text-underline-mode="continuous"/>
    </style:style>
    <style:style style:name="T16" style:parent-style-name="Policepardéfaut" style:family="text">
      <style:text-properties fo:font-style="italic" style:font-style-asian="italic" style:font-style-complex="italic" fo:color="#FFFFFF" fo:background-color="#000000" style:text-underline-type="single" style:text-underline-style="solid" style:text-underline-width="auto" style:text-underline-mode="continuous"/>
    </style:style>
    <style:style style:name="T17" style:parent-style-name="Policepardéfaut" style:family="text">
      <style:text-properties fo:font-style="italic" style:font-style-asian="italic" style:font-style-complex="italic" fo:background-color="#000000" style:text-underline-type="single" style:text-underline-style="solid" style:text-underline-width="auto" style:text-underline-mode="continuous"/>
    </style:style>
    <style:style style:name="T18"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P19" style:parent-style-name="Normal" style:family="paragraph">
      <style:paragraph-properties fo:margin-bottom="0in" fo:line-height="100%"/>
    </style:style>
    <style:style style:name="P20" style:parent-style-name="Normal" style:family="paragraph">
      <style:paragraph-properties fo:margin-bottom="0in" fo:line-height="100%"/>
    </style:style>
    <style:style style:name="P21" style:parent-style-name="Normal" style:family="paragraph">
      <style:paragraph-properties fo:margin-bottom="0in" fo:line-height="100%"/>
    </style:style>
    <style:style style:name="P22" style:parent-style-name="Normal" style:family="paragraph">
      <style:paragraph-properties fo:margin-bottom="0in" fo:line-height="100%"/>
    </style:style>
    <style:style style:name="P23" style:parent-style-name="Normal" style:family="paragraph">
      <style:paragraph-properties fo:margin-bottom="0in" fo:line-height="100%"/>
    </style:style>
    <style:style style:name="P24" style:parent-style-name="Normal" style:family="paragraph">
      <style:paragraph-properties fo:margin-bottom="0in" fo:line-height="100%"/>
    </style:style>
    <style:style style:name="TableRow25" style:family="table-row">
      <style:table-row-properties style:min-row-height="1.3312in"/>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style>
    <style:style style:name="P28" style:parent-style-name="Normal" style:family="paragraph">
      <style:paragraph-properties fo:margin-bottom="0in" fo:line-height="100%"/>
    </style:style>
    <style:style style:name="T29"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P30" style:parent-style-name="Normal" style:family="paragraph">
      <style:paragraph-properties fo:margin-bottom="0in" fo:line-height="100%"/>
    </style:style>
    <style:style style:name="P31" style:parent-style-name="Normal" style:family="paragraph">
      <style:paragraph-properties fo:margin-bottom="0in" fo:line-height="100%"/>
    </style:style>
    <style:style style:name="P32" style:parent-style-name="Normal" style:family="paragraph">
      <style:paragraph-properties fo:margin-bottom="0in" fo:line-height="100%"/>
    </style:style>
    <style:style style:name="P33" style:parent-style-name="Normal" style:family="paragraph">
      <style:paragraph-properties fo:margin-bottom="0in" fo:line-height="100%"/>
    </style:style>
    <style:style style:name="P34" style:parent-style-name="Normal" style:family="paragraph">
      <style:paragraph-properties fo:margin-bottom="0in" fo:line-height="100%"/>
    </style:style>
    <style:style style:name="P35" style:parent-style-name="Normal" style:family="paragraph">
      <style:paragraph-properties fo:margin-bottom="0in" fo:line-height="100%"/>
    </style:style>
    <style:style style:name="TableRow36" style:family="table-row">
      <style:table-row-properties style:min-row-height="1.3312in"/>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style>
    <style:style style:name="P39"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P40" style:parent-style-name="Normal" style:family="paragraph">
      <style:paragraph-properties fo:margin-bottom="0in" fo:line-height="100%"/>
    </style:style>
    <style:style style:name="P41" style:parent-style-name="Normal" style:family="paragraph">
      <style:paragraph-properties fo:margin-bottom="0in" fo:line-height="100%"/>
    </style:style>
    <style:style style:name="P42" style:parent-style-name="Normal" style:family="paragraph">
      <style:paragraph-properties fo:margin-bottom="0in" fo:line-height="100%"/>
    </style:style>
    <style:style style:name="P43" style:parent-style-name="Normal" style:family="paragraph">
      <style:paragraph-properties fo:margin-bottom="0in" fo:line-height="100%"/>
    </style:style>
    <style:style style:name="TableRow44" style:family="table-row">
      <style:table-row-properties style:min-row-height="1.3312in"/>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7" style:parent-style-name="Normal" style:family="paragraph">
      <style:paragraph-properties fo:margin-bottom="0in" fo:line-height="100%"/>
      <style:text-properties fo:font-weight="bold" style:font-weight-asian="bold" style:font-weight-complex="bold"/>
    </style:style>
    <style:style style:name="P48" style:parent-style-name="Normal" style:family="paragraph">
      <style:paragraph-properties fo:margin-bottom="0in" fo:line-height="100%"/>
      <style:text-properties style:text-underline-type="single" style:text-underline-style="solid" style:text-underline-width="auto" style:text-underline-mode="continuous"/>
    </style:style>
    <style:style style:name="P49" style:parent-style-name="Normal" style:family="paragraph">
      <style:paragraph-properties fo:margin-bottom="0in" fo:line-height="100%"/>
      <style:text-properties fo:font-weight="bold" style:font-weight-asian="bold" style:font-weight-complex="bold"/>
    </style:style>
    <style:style style:name="P50" style:parent-style-name="Normal" style:family="paragraph">
      <style:paragraph-properties fo:margin-bottom="0in" fo:line-height="100%"/>
      <style:text-properties style:text-underline-type="single" style:text-underline-style="solid" style:text-underline-width="auto" style:text-underline-mode="continuous"/>
    </style:style>
    <style:style style:name="P5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3"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54"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5"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6"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60"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61"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62" style:parent-style-name="Normal" style:family="paragraph">
      <style:paragraph-properties fo:border="0.0069in solid #000000" fo:padding-top="0.0138in" fo:padding-left="0.0555in" fo:padding-bottom="0.0138in" fo:padding-right="0.0555in" style:shadow="none"/>
    </style:style>
    <style:style style:name="T63" style:parent-style-name="Policepardéfaut" style:family="text">
      <style:text-properties fo:font-weight="bold" style:font-weight-asian="bold" style:font-weight-complex="bold"/>
    </style:style>
    <style:style style:name="T64" style:parent-style-name="Policepardéfaut" style:family="text">
      <style:text-properties fo:font-weight="bold" style:font-weight-asian="bold" style:font-weight-complex="bold"/>
    </style:style>
    <style:style style:name="T65" style:parent-style-name="Policepardéfaut" style:family="text">
      <style:text-properties fo:font-weight="bold" style:font-weight-asian="bold" style:font-weight-complex="bold"/>
    </style:style>
    <style:style style:name="P66" style:parent-style-name="Normal"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67"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68"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69" style:parent-style-name="Policepardéfaut" style:family="text">
      <style:text-properties fo:font-weight="bold" style:font-weight-asian="bold" style:font-weight-complex="bold" fo:font-style="italic" style:font-style-asian="italic" style:font-style-complex="italic"/>
    </style:style>
    <style:style style:name="T70" style:parent-style-name="Policepardéfaut" style:family="text">
      <style:text-properties fo:font-weight="bold" style:font-weight-asian="bold" style:font-weight-complex="bold" fo:font-style="italic" style:font-style-asian="italic" style:font-style-complex="italic"/>
    </style:style>
    <style:style style:name="T71" style:parent-style-name="Policepardéfaut" style:family="text">
      <style:text-properties fo:font-weight="bold" style:font-weight-asian="bold" style:font-weight-complex="bold" fo:font-style="italic" style:font-style-asian="italic" style:font-style-complex="italic"/>
    </style:style>
    <style:style style:name="T72" style:parent-style-name="Policepardéfaut" style:family="text">
      <style:text-properties fo:font-weight="bold" style:font-weight-asian="bold" style:font-weight-complex="bold" fo:font-style="italic" style:font-style-asian="italic" style:font-style-complex="italic"/>
    </style:style>
    <style:style style:name="T73" style:parent-style-name="Policepardéfaut" style:family="text">
      <style:text-properties fo:font-weight="bold" style:font-weight-asian="bold" style:font-weight-complex="bold" fo:font-style="italic" style:font-style-asian="italic" style:font-style-complex="italic"/>
    </style:style>
    <style:style style:name="T74" style:parent-style-name="Policepardéfaut" style:family="text">
      <style:text-properties fo:font-weight="bold" style:font-weight-asian="bold" style:font-weight-complex="bold" fo:font-style="italic" style:font-style-asian="italic" style:font-style-complex="italic"/>
    </style:style>
    <style:style style:name="T75" style:parent-style-name="Policepardéfaut" style:family="text">
      <style:text-properties fo:font-weight="bold" style:font-weight-asian="bold" style:font-weight-complex="bold" fo:font-style="italic" style:font-style-asian="italic" style:font-style-complex="italic"/>
    </style:style>
    <style:style style:name="T76" style:parent-style-name="Policepardéfaut" style:family="text">
      <style:text-properties fo:font-weight="bold" style:font-weight-asian="bold" style:font-weight-complex="bold" fo:font-style="italic" style:font-style-asian="italic" style:font-style-complex="italic"/>
    </style:style>
    <style:style style:name="T77" style:parent-style-name="Policepardéfaut" style:family="text">
      <style:text-properties fo:font-weight="bold" style:font-weight-asian="bold" style:font-weight-complex="bold" fo:font-style="italic" style:font-style-asian="italic" style:font-style-complex="italic"/>
    </style:style>
    <style:style style:name="T78" style:parent-style-name="Policepardéfau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79" style:parent-style-name="Policepardéfaut" style:family="text">
      <style:text-properties fo:font-weight="bold" style:font-weight-asian="bold" style:font-weight-complex="bold" fo:font-style="italic" style:font-style-asian="italic" style:font-style-complex="italic"/>
    </style:style>
    <style:style style:name="T80" style:parent-style-name="Policepardéfaut" style:family="text">
      <style:text-properties fo:font-weight="bold" style:font-weight-asian="bold" style:font-weight-complex="bold" fo:font-style="italic" style:font-style-asian="italic" style:font-style-complex="italic"/>
    </style:style>
    <style:style style:name="T81" style:parent-style-name="Policepardéfaut" style:family="text">
      <style:text-properties fo:font-weight="bold" style:font-weight-asian="bold" style:font-weight-complex="bold" fo:font-style="italic" style:font-style-asian="italic" style:font-style-complex="italic"/>
    </style:style>
    <style:style style:name="P82"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83"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T84" style:parent-style-name="Policepardéfaut" style:family="text">
      <style:text-properties fo:font-style="italic" style:font-style-asian="italic" style:font-style-complex="italic"/>
    </style:style>
    <style:style style:name="T85" style:parent-style-name="Policepardéfaut" style:family="text">
      <style:text-properties fo:font-style="italic" style:font-style-asian="italic" style:font-style-complex="italic"/>
    </style:style>
    <style:style style:name="T86" style:parent-style-name="Policepardéfaut" style:family="text">
      <style:text-properties fo:font-style="italic" style:font-style-asian="italic" style:font-style-complex="italic"/>
    </style:style>
    <style:style style:name="P87" style:parent-style-name="Normal" style:family="paragraph">
      <style:paragraph-properties fo:border="0.0069in solid #000000" fo:padding-top="0.0138in" fo:padding-left="0.0555in" fo:padding-bottom="0.0138in" fo:padding-right="0.0555in" style:shadow="none"/>
    </style:style>
    <style:style style:name="T88" style:parent-style-name="Policepardéfaut" style:family="text">
      <style:text-properties fo:font-weight="bold" style:font-weight-asian="bold" style:font-weight-complex="bold"/>
    </style:style>
    <style:style style:name="P89" style:parent-style-name="Normal" style:family="paragraph">
      <style:paragraph-properties fo:border="0.0069in solid #000000" fo:padding-top="0.0138in" fo:padding-left="0.0555in" fo:padding-bottom="0.0138in" fo:padding-right="0.0555in" style:shadow="none"/>
    </style:style>
    <style:style style:name="T90" style:parent-style-name="Policepardéfaut" style:family="text">
      <style:text-properties fo:font-weight="bold" style:font-weight-asian="bold" style:font-weight-complex="bold"/>
    </style:style>
    <style:style style:name="T9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3" style:parent-style-name="Policepardéfaut" style:family="text">
      <style:text-properties style:text-underline-type="single" style:text-underline-style="solid" style:text-underline-width="auto" style:text-underline-mode="continuous"/>
    </style:style>
    <style:style style:name="P9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9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9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9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9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9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0" style:parent-style-name="Normal" style:family="paragraph">
      <style:paragraph-properties fo:border="0.0069in solid #000000" fo:padding-top="0.0138in" fo:padding-left="0.0555in" fo:padding-bottom="0.0138in" fo:padding-right="0.0555in" style:shadow="none"/>
      <style:text-properties fo:font-weight="bold" style:font-weight-asian="bold" style:font-weight-complex="bold"/>
    </style:style>
    <style:style style:name="P10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5" style:parent-style-name="Normal" style:family="paragraph">
      <style:text-properties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P6"/>
            <text:p text:style-name="P7"/>
            <text:p text:style-name="P8"><text:span text:style-name="T9"><text:s text:c="70"/></text:span><text:span text:style-name="T10">PROJET NFA036<text:s/></text:span></text:p>
            <text:p text:style-name="P11"><text:s text:c="47"/></text:p>
            <text:p text:style-name="P12"><text:span text:style-name="T13"><text:s text:c="31"/></text:span><text:span text:style-name="T14">« </text:span><text:span text:style-name="T15">Création de site internet pour les personnes en besoin de<text:s/></text:span><text:span text:style-name="T16">régimes </text:span><text:span text:style-name="T17">».</text:span><text:span text:style-name="T18"><text:s/></text:span></text:p>
            <text:p text:style-name="P19"/>
            <text:p text:style-name="P20">Matière : Projet NF036<text:s/></text:p>
            <text:p text:style-name="P21">Lieu : CNAM Lille <text:s text:c="8"/></text:p>
            <text:p text:style-name="P22">Date : 04/06/2020<text:s text:c="12"/></text:p>
            <text:p text:style-name="P23">Professeur : Mr Maati<text:s/>/Jury<text:s/></text:p>
            <text:p text:style-name="P24"/>
          </table:table-cell>
        </table:table-row>
        <table:table-row table:style-name="TableRow25">
          <table:table-cell table:style-name="TableCell26">
            <text:p text:style-name="P27"/>
            <text:p text:style-name="P28"><text:span text:style-name="T29">Groupe 4 </text:span>: Hasnae Kachoul<text:s/></text:p>
            <text:p text:style-name="P30"><text:s text:c="20"/>Bellinda Bourezzane<text:s/></text:p>
            <text:p text:style-name="P31"><text:s text:c="20"/>Thibaut decomble <text:s text:c="2"/></text:p>
            <text:p text:style-name="P32"><text:s text:c="20"/>Maritin Pruvost<text:s/><text:s text:c="13"/></text:p>
            <text:p text:style-name="P33"/>
            <text:p text:style-name="P34"/>
            <text:p text:style-name="P35"/>
          </table:table-cell>
        </table:table-row>
        <table:table-row table:style-name="TableRow36">
          <table:table-cell table:style-name="TableCell37">
            <text:p text:style-name="P38"/>
            <text:p text:style-name="P39">LANGAGE DE PROGRAMMATOIN / INTERPRETATION :<text:s/></text:p>
            <text:p text:style-name="P40"/>
            <text:p text:style-name="P41">HTLM<text:s/></text:p>
            <text:p text:style-name="P42">CSS<text:s/></text:p>
            <text:p text:style-name="P43">JSP</text:p>
          </table:table-cell>
        </table:table-row>
        <table:table-row table:style-name="TableRow44">
          <table:table-cell table:style-name="TableCell45">
            <text:p text:style-name="P46">Rapport de conception du site internet :<text:s/></text:p>
            <text:p text:style-name="P47"/>
            <text:p text:style-name="P48">Remarques Mr Maati  :<text:s/></text:p>
            <text:p text:style-name="P49"/>
            <text:p text:style-name="P50">Notes : <text:s/><text:s text:c="5"/>/20<text:s/></text:p>
          </table:table-cell>
        </table:table-row>
      </table:table>
      <text:p text:style-name="Normal"/>
      <text:p text:style-name="Normal"/>
      <text:p text:style-name="Normal">Partie de HASNAE<text:s/>(A remplir part elle)<text:s/><text:tab/></text:p>
      <text:p text:style-name="Normal"/>
      <text:p text:style-name="Normal">Triangle Projet<text:s/></text:p>
      <text:p text:style-name="Normal"/>
      <text:p text:style-name="Normal">Ordonnancement<text:s/></text:p>
      <text:p text:style-name="Normal"/>
      <text:p text:style-name="Normal">GANTT : <text:s/></text:p>
      <text:p text:style-name="Normal"/>
      <text:p text:style-name="Normal"/>
      <text:p text:style-name="P51">Introduction :<text:s/></text:p>
      <text:p text:style-name="Normal">Nous sommes sur le projet de création d’un site internet qui suite aux<text:s/>formulaire situés en page d’accueil permettra de faire un bilan des apports du quotidien de n utilisateur du site »</text:p>
      <text:p text:style-name="Normal">Le site engendrera un régime si nécessaire et adéquate rapport<text:s/>à<text:s/>sa façon de se nourrir/<text:s/></text:p>
      <text:p text:style-name="Normal"/>
      <text:p text:style-name="P52">Méthode de conception<text:s/></text:p>
      <text:p text:style-name="Normal">Nous sommes en méthodes Agile, chaque personne agit de manière autonome, dans notre groupe, pas de chef de projet<text:s/>à<text:s/>part entière chacun<text:s/>gère pour<text:s/>sa propre tâche a son bon<text:s/>vouloir toujours<text:s/>avec avis<text:s/>des autres membres<text:s/>et conception<text:s/></text:p>
      <text:p text:style-name="Normal"/>
      <text:p text:style-name="P53">Sommaire<text:s/></text:p>
      <text:p text:style-name="P54"/>
      <text:p text:style-name="P55">Etape 1 : « Ciblé et comprendre le problème donné »</text:p>
      <text:p text:style-name="Normal">Le<text:s/>problème donné est que nous établirons le problème de l’alimentions chez n utilisateur du site internet<text:s/></text:p>
      <text:p text:style-name="P56">Etape 2 : « Répartir les tâches du projet »</text:p>
      <text:p text:style-name="Normal">Nous avons décidé d’une<text:s/>répartition part<text:s/>éléments du site internet, chaque personne se charge<text:s/>d’un élément.<text:s/></text:p>
      <text:p text:style-name="P57">Etape 3 : « Coordination des tâches réalisées »</text:p>
      <text:p text:style-name="Normal">Nous coordonnons les taches spécifiques à chacun afin d’assembler les bout de<text:s/>codes en<text:s/>terme, de la même manière qu’un puzzle.<text:s/></text:p>
      <text:p text:style-name="P58">Etape 4 : « CONCLUSION »</text:p>
      <text:p text:style-name="Normal">La conclusion, vous permettra de connaître notre avis sur la création de notre<text:s/>projet,<text:s/>sur chaque morceau, chaque personne ayant fait un morceau du projet vous dénotera sa conclusion sur ce que nous pensons de notre projet et sur les bien apportés aux utilisateur qui en font usage. <text:s/></text:p>
      <text:p text:style-name="P59"/>
      <text:p text:style-name="P60"/>
      <text:p text:style-name="P61"/>
      <text:p text:style-name="Normal"/>
      <text:p text:style-name="Normal"/>
      <text:p text:style-name="Normal"/>
      <text:p text:style-name="Normal"/>
      <text:p text:style-name="Normal"/>
      <text:p text:style-name="Normal"/>
      <text:p text:style-name="P62"><text:s text:c="52"/><text:s/><text:span text:style-name="T63"><text:s/>I. Cible visée &amp;<text:s/></text:span><text:span text:style-name="T64">problème a</text:span><text:span text:style-name="T65"><text:s/>résoudre</text:span></text:p>
      <text:p text:style-name="Normal"/>
      <text:p text:style-name="Normal">Nous avons suites a l’immensité du champ d’action de l’équilibre de la relation entre la nourriture et le bien-être opté pour une seul critère qui est l’un des plus important concernant le trouble alimentaire : « Le surpoids ».<text:s/></text:p>
      <text:p text:style-name="Normal">Il est plus simple de ciblé une chose bien concrète algorithmiquement parlant, ainsi que en ce qui concerne les fonctionnalités, mettre tout le champs du domaine n’était pas faisable, nous avons donc choisi celui qui ressort le plus souvent, celui qui fait que n utilisateurs va utiliser le site, la plupart des gens regarde pour manger de manière saine ou de perdre du poids, dans les deux cas il cherche une seule chose : « La perte de poids ».<text:s/></text:p>
      <text:p text:style-name="Normal"/>
      <text:p text:style-name="Normal">Nous avons donc ciblé les gens en surpoids cherchant a effectuer un régime, selon les calories qu’il manges, afin que le traitement algorithmique puisse le guider au mieux dans son régime en déterminant ce qui manque ou ce qui est insuffisant. <text:s/></text:p>
      <text:p text:style-name="Normal"/>
      <text:p text:style-name="Normal"/>
      <text:p text:style-name="P66"><text:s text:c="36"/>II. REPARTIION &amp; TACHES EFFECTUEES DE LA CONCEPTION DU SITE<text:s/></text:p>
      <text:p text:style-name="Normal"/>
      <text:p text:style-name="P67">Bellinda / Création formulaire JSP :<text:s text:c="2"/></text:p>
      <text:p text:style-name="Normal">L’idée de Bellinda est de faire transiter des données via des pages JSP afin que le traitement des données que <text:s/>n utilisateurs va entrer dans le formulaire soit traiter de manière rapide et efficace avec un temps de réponse court, le traitement de l’information se fera donc via le serveur Tomcat, avec un retour au résultat, suit directement l’algorithme mis en place et choisi part martin <text:s/>afin que le traitement de la donnée de n utilisateur puisse donné un résultat afin qu’il soit traité dans les meilleurs conditions pour son régime et le rééquilibrage. <text:s/></text:p>
      <text:p text:style-name="P68">Martin<text:s/>/<text:s/>Calcul, Traitement<text:s/>Algorithmique :<text:s/></text:p>
      <text:p text:style-name="Normal">Le traitement algorithmique mis en place part se base sur une portion par jour de la personne et le calcul, sera fourni suite aux données récupérer part le biais du formulaire que le n utilisateurs aura rempli ces données sont disponible dans le formulaire la méthode de calcul est la suivante :<text:s/></text:p>
      <text:p text:style-name="Normal">« Martin explication méthode de calcul » <text:s/></text:p>
      <text:p text:style-name="Normal"><text:span text:style-name="T69"><text:tab/></text:span><text:span text:style-name="T70"><text:tab/></text:span><text:span text:style-name="T71"><text:tab/></text:span><text:span text:style-name="T72"><text:tab/></text:span><text:span text:style-name="T73"><text:tab/></text:span><text:span text:style-name="T74"><text:tab/></text:span><text:span text:style-name="T75"><text:tab/></text:span><text:span text:style-name="T76"><text:tab/></text:span><text:span text:style-name="T77"><text:tab/></text:span><text:span text:style-name="T78"><text:s text:c="67"/>Hansae / Création accueil du site web HTML/JSP :</text:span><text:span text:style-name="T79"><text:s/></text:span><text:span text:style-name="T80"><text:tab/></text:span><text:span text:style-name="T81"><text:tab/></text:span></text:p>
      <text:p text:style-name="Normal">L’idée d’Hasnae est de<text:s/>faire une<text:s/>page d’accueil, simple d’utilisation pour l’utilisateur afin qu’il ne se perdent pas dans les méandres de long texte à l’accueil<text:s/>du site, <text:s/>ce qui permet qu’il reste concentré sur l’objectif <text:s/>de perte de poids.<text:s/></text:p>
      <text:soft-page-break/>
      <text:p text:style-name="Normal">Elle<text:s/>a accordé l’importance que les gens ont de nos jours qui sont les images, la plupart des gens de nos jours ne lisent plus les textes mais regarde très souvent les images ce qui attire souvent leurs yeux pour cliquer sur tel ou tel en droit.</text:p>
      <text:p text:style-name="P82">L’idée fonctionne donc comme tel :<text:s/></text:p>
      <text:p text:style-name="Normal">1 image = 1 article en rapport<text:span text:style-name="T83"><text:line-break/></text:span><text:span text:style-name="T84"><text:tab/></text:span><text:span text:style-name="T85"><text:tab/></text:span><text:span text:style-name="T86"><text:tab/><text:s text:c="127"/></text:span></text:p>
      <text:p text:style-name="Normal"/>
      <text:p text:style-name="P87"><text:s text:c="47"/><text:span text:style-name="T88"><text:s/>III. COORDINATION DES TACHES REALISEES</text:span></text:p>
      <text:p text:style-name="Normal">La coordination se fait de manière simple et efficace, chaque personne a pris connaissance de sa tâche qu’il s’est auto-attribué.<text:s/></text:p>
      <text:p text:style-name="Normal">De part ça chaque personne du groupe a déduit le travail qu’il devait faire de son côté qui ensuite fut recouper avec le travail des autres en exemple :<text:s/></text:p>
      <text:p text:style-name="Normal">Le travail de Bellinda et recoupé avec le calcul de martin et la mise en page HTML de HASNAE ou elle a inclus dans les pages HTML le calcul et le formulaire au sein même du site web. <text:s/></text:p>
      <text:p text:style-name="Normal">Ma page bien-être est recoupée quant a elle<text:s/><text:s/>avec la suite de ses onglets qu’elle<text:s/>a<text:s/>créer, tels que l’accueil et les recettes<text:s/></text:p>
      <text:p text:style-name="Normal">La coordination est simple, et efficace, car chaque personne sait ce qu’il doit faire et ce qu’il a faire.<text:s/></text:p>
      <text:p text:style-name="Normal"/>
      <text:p text:style-name="P89"><text:tab/><text:tab/><text:tab/><text:span text:style-name="T90"><text:s text:c="5"/>IV.CONCLUSION<text:s/></text:span></text:p>
      <text:p text:style-name="Normal"/>
      <text:p text:style-name="Normal"><text:span text:style-name="T91">CONCLUSION DE<text:s/></text:span><text:span text:style-name="T92">BELLINDA </text:span><text:span text:style-name="T93">:</text:span></text:p>
      <text:p text:style-name="Normal">Déroulement de conception :<text:s/></text:p>
      <text:p text:style-name="Normal">Coordination des taches de chaque membre :<text:s/></text:p>
      <text:p text:style-name="Normal">Conclusion générale : « »</text:p>
      <text:p text:style-name="Normal"><text:tab/></text:p>
      <text:p text:style-name="Normal"/>
      <text:p text:style-name="P94">CONCLUSION DE<text:s/>MARTIN :</text:p>
      <text:p text:style-name="Normal">Déroulement de conception :<text:s/></text:p>
      <text:p text:style-name="Normal">Coordination des taches de chaque membre :<text:s/></text:p>
      <text:p text:style-name="Normal">Conclusion générale : « »</text:p>
      <text:p text:style-name="Normal"><text:tab/></text:p>
      <text:p text:style-name="Normal"/>
      <text:p text:style-name="Normal"/>
      <text:soft-page-break/>
      <text:p text:style-name="P95">CONCLUSION DE<text:s/>HASNAE :</text:p>
      <text:p text:style-name="Normal">Déroulement de conception :<text:s/></text:p>
      <text:p text:style-name="Normal">Coordination des taches de chaque membre :<text:s/></text:p>
      <text:p text:style-name="Normal">Conclusion générale : « »</text:p>
      <text:p text:style-name="Normal"><text:tab/></text:p>
      <text:p text:style-name="P96"/>
      <text:p text:style-name="Normal"/>
      <text:p text:style-name="P97">CONCLUSION DE<text:s/>THIBAUT :</text:p>
      <text:p text:style-name="Normal">Déroulement de conception :<text:s/></text:p>
      <text:p text:style-name="Normal">Coordination des taches de chaque membre :<text:s/></text:p>
      <text:p text:style-name="Normal">Conclusion générale : « »</text:p>
      <text:p text:style-name="Normal"><text:tab/></text:p>
      <text:p text:style-name="P98"/>
      <text:p text:style-name="P99"/>
      <text:p text:style-name="P100"><text:tab/><text:tab/><text:tab/>CONCLUSION GENERALE<text:s/>DU PROJET <text:s/></text:p>
      <text:p text:style-name="P101"/>
      <text:p text:style-name="P102"/>
      <text:p text:style-name="P103"/>
      <text:p text:style-name="P104"/>
      <text:p text:style-name="P1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1.4791in" text:min-label-width="0.5in" text:list-level-position-and-space-mode="label-alignment">
          <style:list-level-label-alignment text:label-followed-by="listtab" fo:margin-left="1.9791in" fo:text-indent="-0.5in"/>
        </style:list-level-properties>
      </text:list-level-style-number>
      <text:list-level-style-number text:level="2" style:num-suffix="." style:num-format="a" style:num-letter-sync="true">
        <style:list-level-properties text:space-before="1.9791in" text:min-label-width="0.25in" text:list-level-position-and-space-mode="label-alignment">
          <style:list-level-label-alignment text:label-followed-by="listtab" fo:margin-left="2.2291in" fo:text-indent="-0.25in"/>
        </style:list-level-properties>
      </text:list-level-style-number>
      <text:list-level-style-number text:level="3" style:num-suffix="." style:num-format="i">
        <style:list-level-properties fo:text-align="end" text:space-before="2.6041in" text:min-label-width="0.125in" text:list-level-position-and-space-mode="label-alignment">
          <style:list-level-label-alignment text:label-followed-by="listtab" fo:margin-left="2.7291in" fo:text-indent="-0.125in"/>
        </style:list-level-properties>
      </text:list-level-style-number>
      <text:list-level-style-number text:level="4" style:num-suffix="." style:num-format="1">
        <style:list-level-properties text:space-before="2.9791in" text:min-label-width="0.25in" text:list-level-position-and-space-mode="label-alignment">
          <style:list-level-label-alignment text:label-followed-by="listtab" fo:margin-left="3.2291in" fo:text-indent="-0.25in"/>
        </style:list-level-properties>
      </text:list-level-style-number>
      <text:list-level-style-number text:level="5" style:num-suffix="." style:num-format="a" style:num-letter-sync="true">
        <style:list-level-properties text:space-before="3.4791in" text:min-label-width="0.25in" text:list-level-position-and-space-mode="label-alignment">
          <style:list-level-label-alignment text:label-followed-by="listtab" fo:margin-left="3.7291in" fo:text-indent="-0.25in"/>
        </style:list-level-properties>
      </text:list-level-style-number>
      <text:list-level-style-number text:level="6" style:num-suffix="." style:num-format="i">
        <style:list-level-properties fo:text-align="end" text:space-before="4.1041in" text:min-label-width="0.125in" text:list-level-position-and-space-mode="label-alignment">
          <style:list-level-label-alignment text:label-followed-by="listtab" fo:margin-left="4.2291in" fo:text-indent="-0.125in"/>
        </style:list-level-properties>
      </text:list-level-style-number>
      <text:list-level-style-number text:level="7" style:num-suffix="." style:num-format="1">
        <style:list-level-properties text:space-before="4.4791in" text:min-label-width="0.25in" text:list-level-position-and-space-mode="label-alignment">
          <style:list-level-label-alignment text:label-followed-by="listtab" fo:margin-left="4.7291in" fo:text-indent="-0.25in"/>
        </style:list-level-properties>
      </text:list-level-style-number>
      <text:list-level-style-number text:level="8" style:num-suffix="." style:num-format="a" style:num-letter-sync="true">
        <style:list-level-properties text:space-before="4.9791in" text:min-label-width="0.25in" text:list-level-position-and-space-mode="label-alignment">
          <style:list-level-label-alignment text:label-followed-by="listtab" fo:margin-left="5.2291in" fo:text-indent="-0.25in"/>
        </style:list-level-properties>
      </text:list-level-style-number>
      <text:list-level-style-number text:level="9" style:num-suffix="." style:num-format="i">
        <style:list-level-properties fo:text-align="end" text:space-before="5.6041in" text:min-label-width="0.125in" text:list-level-position-and-space-mode="label-alignment">
          <style:list-level-label-alignment text:label-followed-by="listtab" fo:margin-left="5.7291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0" style:page-layout-name="PL0">
      <style:header>
        <text:p text:style-name="En-tête"><text:s text:c="54"/>http. //NUTRITION.FR <text:s text:c="5"/><text:tab/><text:tab/><text:tab/><text:ta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ibaut DECOMBLE</meta:initial-creator>
    <dc:creator>Thibaut DECOMBLE</dc:creator>
    <meta:creation-date>2020-05-06T13:27:00Z</meta:creation-date>
    <dc:date>2020-05-18T07:52:00Z</dc:date>
    <meta:template xlink:href="Normal" xlink:type="simple"/>
    <meta:editing-cycles>17</meta:editing-cycles>
    <meta:editing-duration>PT42840S</meta:editing-duration>
    <meta:document-statistic meta:page-count="5" meta:paragraph-count="12" meta:word-count="985" meta:character-count="6396" meta:row-count="45" meta:non-whitespace-character-count="5423"/>
  </office:meta>
</office:document-meta>
</file>